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4pt" officeooo:rsid="001f151e" officeooo:paragraph-rsid="001f151e" style:font-size-asian="14pt" style:font-size-complex="14pt"/>
    </style:style>
    <style:style style:name="P2" style:family="paragraph" style:parent-style-name="Standard">
      <style:text-properties style:font-name="Carlito" fo:font-size="14pt" officeooo:rsid="0020591f" officeooo:paragraph-rsid="0020591f" style:font-size-asian="14pt" style:font-size-complex="14pt"/>
    </style:style>
    <style:style style:name="P3" style:family="paragraph" style:parent-style-name="Standard">
      <style:text-properties style:font-name="Carlito" fo:font-size="14pt" officeooo:rsid="0020ba46" officeooo:paragraph-rsid="0020ba46" style:font-size-asian="14pt" style:font-size-complex="14pt"/>
    </style:style>
    <style:style style:name="P4" style:family="paragraph" style:parent-style-name="Standard">
      <style:text-properties style:font-name="Carlito" fo:font-size="14pt" officeooo:rsid="00217d46" officeooo:paragraph-rsid="00217d46" style:font-size-asian="14pt" style:font-size-complex="14pt"/>
    </style:style>
    <style:style style:name="P5" style:family="paragraph" style:parent-style-name="Standard">
      <style:text-properties style:font-name="Carlito" fo:font-size="14pt" officeooo:rsid="0022f11a" officeooo:paragraph-rsid="0022f11a" style:font-size-asian="14pt" style:font-size-complex="14pt"/>
    </style:style>
    <style:style style:name="P6" style:family="paragraph" style:parent-style-name="Standard">
      <style:text-properties style:font-name="Carlito" fo:font-size="14pt" officeooo:rsid="00242b08" officeooo:paragraph-rsid="00242b08" style:font-size-asian="14pt" style:font-size-complex="14pt"/>
    </style:style>
    <style:style style:name="P7" style:family="paragraph" style:parent-style-name="Standard">
      <style:text-properties style:font-name="Carlito" fo:font-size="14pt" officeooo:rsid="00261508" officeooo:paragraph-rsid="00261508" style:font-size-asian="14pt" style:font-size-complex="14pt"/>
    </style:style>
    <style:style style:name="P8" style:family="paragraph" style:parent-style-name="Standard">
      <style:text-properties style:font-name="Carlito" fo:font-size="14pt" officeooo:rsid="002650ca" officeooo:paragraph-rsid="002650ca" style:font-size-asian="14pt" style:font-size-complex="14pt"/>
    </style:style>
    <style:style style:name="P9" style:family="paragraph" style:parent-style-name="Standard">
      <style:text-properties style:font-name="Carlito" fo:font-size="14pt" officeooo:rsid="0026bc98" officeooo:paragraph-rsid="0026bc98" style:font-size-asian="14pt" style:font-size-complex="14pt"/>
    </style:style>
    <style:style style:name="P10" style:family="paragraph" style:parent-style-name="Standard">
      <style:text-properties style:font-name="Carlito" fo:font-size="14pt" officeooo:rsid="0028b8f5" officeooo:paragraph-rsid="0028b8f5" style:font-size-asian="14pt" style:font-size-complex="14pt"/>
    </style:style>
    <style:style style:name="P11" style:family="paragraph" style:parent-style-name="Standard">
      <style:text-properties style:font-name="Carlito" fo:font-size="14pt" officeooo:rsid="00291dc7" officeooo:paragraph-rsid="00291dc7" style:font-size-asian="14pt" style:font-size-complex="14pt"/>
    </style:style>
    <style:style style:name="P12" style:family="paragraph" style:parent-style-name="Standard">
      <style:text-properties style:font-name="Carlito" fo:font-size="14pt" officeooo:rsid="0029d0c9" officeooo:paragraph-rsid="0029d0c9" style:font-size-asian="14pt" style:font-size-complex="14pt"/>
    </style:style>
    <style:style style:name="P13" style:family="paragraph" style:parent-style-name="Standard">
      <style:text-properties style:font-name="Carlito" fo:font-size="14pt" officeooo:rsid="002b638d" officeooo:paragraph-rsid="002b638d" style:font-size-asian="14pt" style:font-size-complex="14pt"/>
    </style:style>
    <style:style style:name="P14" style:family="paragraph" style:parent-style-name="Standard">
      <style:text-properties style:font-name="Carlito" fo:font-size="14pt" fo:font-weight="normal" officeooo:rsid="002a656c" officeooo:paragraph-rsid="0029d0c9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arlito" fo:font-size="14pt" fo:font-weight="normal" officeooo:rsid="002b638d" officeooo:paragraph-rsid="002b638d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Carlito" fo:font-size="14pt" fo:font-weight="normal" officeooo:rsid="002c7613" officeooo:paragraph-rsid="002c7613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Carlito" fo:font-size="14pt" fo:font-weight="normal" officeooo:rsid="002d6afb" officeooo:paragraph-rsid="002d6afb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Carlito" fo:font-size="14pt" fo:font-weight="normal" officeooo:rsid="002e1d7b" officeooo:paragraph-rsid="002e1d7b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Carlito" fo:font-size="14pt" fo:font-weight="normal" officeooo:rsid="002e6ae8" officeooo:paragraph-rsid="002e6ae8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Carlito" fo:font-size="14pt" fo:font-weight="normal" officeooo:rsid="00312a39" officeooo:paragraph-rsid="00312a39" style:font-size-asian="14pt" style:font-weight-asian="normal" style:font-size-complex="14pt" style:font-weight-complex="normal"/>
    </style:style>
    <style:style style:name="T1" style:family="text">
      <style:text-properties officeooo:rsid="0021fe9f"/>
    </style:style>
    <style:style style:name="T2" style:family="text">
      <style:text-properties officeooo:rsid="0028970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a656c" style:font-weight-asian="normal" style:font-weight-complex="normal"/>
    </style:style>
    <style:style style:name="T6" style:family="text">
      <style:text-properties officeooo:rsid="003154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CD : on va utiliser PowerAMC</text:p>
      <text:p text:style-name="P1"/>
      <text:p text:style-name="P1"/>
      <text:p text:style-name="P1"/>
      <text:p text:style-name="P1">Entité, lien d’association, et héritage</text:p>
      <text:p text:style-name="P1"/>
      <text:p text:style-name="P2">Aujourd’hui, les bdd ne peuvent pas exprimer l’héritage (sauf certaines très particulières).<text:line-break/>Proposition par le système de trois méthodes, et le mieux est d’enlever l’héritage.<text:line-break/></text:p>
      <text:p text:style-name="P2">Donc on utilisera uniquement entité et lien d’association.</text:p>
      <text:p text:style-name="P2"/>
      <text:p text:style-name="P3">Clic sur « entité », on obtient le petite bidule, la case dessous c’est les attributs, en dessous on s’en cogne.</text:p>
      <text:p text:style-name="P4">On lui donne alors un nom.</text:p>
      <text:p text:style-name="P4"/>
      <text:p text:style-name="P4">Tout agrégat de donnée est généralement un concept, donc finalement une entité.<text:line-break/><text:line-break/><text:span text:style-name="T1">Revenons aux propriétés : le nom est pour la maîtrise d’ouvrage, le code pour la maîtrise d’œuvre.<text:line-break/>On peu décrire, il y a aussi « nombre » : on peut indiquer la dimension future, de la volumétrie.</text:span></text:p>
      <text:p text:style-name="P5">On doit choisir le type de donnée, et le nombre max (longueur).</text:p>
      <text:p text:style-name="P6">Choix d’un numéro stagiaire, pour identification. Du coup on coche la case P (primary, i.e « identificateur »).</text:p>
      <text:p text:style-name="P6"/>
      <text:p text:style-name="P8">Titres des colonnes :</text:p>
      <text:p text:style-name="P7">O : obligatoire<text:line-break/>P : primary<text:line-break/>A : afficher.</text:p>
      <text:p text:style-name="P7"/>
      <text:p text:style-name="P9">Si l’on supprime, les attributs restent encore actifs (traces gardées), on peut le vérifier dans modèle → informations</text:p>
      <text:p text:style-name="P9">Il faut donc faire attention à ça, le garder en tête <text:span text:style-name="T2">et supprimer régulièrement ce qui ne sert pas finalement.</text:span></text:p>
      <text:p text:style-name="P9"/>
      <text:p text:style-name="P9">De même, des attributs de même nom, attention : pas forcément liés donc le changer à un endroit… Pas forcément top, savoir ce que ça implique.</text:p>
      <text:p text:style-name="P9"/>
      <text:p text:style-name="P10"/>
      <text:p text:style-name="P10">On peut ainsi traduire les données manipulées !</text:p>
      <text:p text:style-name="P11"><text:soft-page-break/>Un stagiaire participe à une promo, lui est relié, mais ce n’est pas une de ses qualités, un truc qui le définit.</text:p>
      <text:p text:style-name="P11"/>
      <text:p text:style-name="P11"/>
      <text:p text:style-name="P11">Les liens associatifs doivent porter des noms, évidemment.</text:p>
      <text:p text:style-name="P11"/>
      <text:p text:style-name="P12">Dans <text:span text:style-name="T3">outil</text:span><text:span text:style-name="T4"> on peut choisir de générer le modèle physique.<text:line-break/></text:span><text:span text:style-name="T5">On parvient au diagramme généré, avec des &lt;pk&gt; pour primary key, plus spécifique à Oracle, bref on sent qu’on est plus dans un SGBD(R).</text:span></text:p>
      <text:p text:style-name="P14"/>
      <text:p text:style-name="P13"><text:span text:style-name="T5">N</text:span><text:span text:style-name="T4">e représenter que les données conceptuelles pas les données techniques.</text:span></text:p>
      <text:p text:style-name="P15"/>
      <text:p text:style-name="P15"/>
      <text:p text:style-name="P15"/>
      <text:p text:style-name="P16">Alertes jaunes : hummm ça doit pas marcher, mais bon<text:line-break/>Alertes rouges : ah mon coco, ça marchera jamais.</text:p>
      <text:p text:style-name="P16"/>
      <text:p text:style-name="P17">On crée une entité, on lui donne un nom, des attributs, on crée autre entité, on tire des traits etc.</text:p>
      <text:p text:style-name="P17"/>
      <text:p text:style-name="P18">On peut créer des clones d’un objet !<text:line-break/>Ca reste un unique objet, mais dédoublé par commodité.</text:p>
      <text:p text:style-name="P18"/>
      <text:p text:style-name="P19">L’orienté objet dans les bases de données, n’est pas sérieux : l’énorme majorité des BDD sont relationnelles.</text:p>
      <text:p text:style-name="P19"/>
      <text:p text:style-name="P20">Mettre un petit <text:span text:style-name="T3">cartouche </text:span>: un en-tête etc, avec l’auteur toussa <text:span text:style-name="T6">(c’est une des icône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5:33:06.666000000</meta:creation-date>
    <dc:date>2017-11-06T16:43:28.661000000</dc:date>
    <meta:editing-duration>PT55M14S</meta:editing-duration>
    <meta:editing-cycles>22</meta:editing-cycles>
    <meta:generator>LibreOffice/5.4.1.2$Windows_X86_64 LibreOffice_project/ea7cb86e6eeb2bf3a5af73a8f7777ac570321527</meta:generator>
    <meta:document-statistic meta:table-count="0" meta:image-count="0" meta:object-count="0" meta:page-count="2" meta:paragraph-count="24" meta:word-count="397" meta:character-count="2299" meta:non-whitespace-character-count="1924"/>
  </office:meta>
</office:document-meta>
</file>